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PEDRAZA RIVERA NORIA FIOR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198313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1071983134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LA MERCED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/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PEDRAZA RIVERA NORIA FIOREL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198313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76 546 6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360</text:p>
            <text:p text:style-name="P8"/>
          </table:table-cell>
        </table:table-row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3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3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59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6/08/2021</text:p>
          </table:table-cell>
          <table:table-cell table:style-name="Tabla2.A3" office:value-type="string">
            <text:p text:style-name="P16">53677</text:p>
          </table:table-cell>
          <table:table-cell table:style-name="Tabla2.D3" office:value-type="string">
            <text:p text:style-name="P17">59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6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20:31:23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